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846cm" fo:min-width="8.77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084cm" fo:min-width="6.231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6.61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8.132cm" fo:min-width="9.5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271cm" svg:height="6.096cm" svg:x="2.651cm" svg:y="4.048cm">
          <text:p text:style-name="P1"><text:span text:style-name="T1">Associé</text:span></text:p>
          <text:p text:style-name="P1">Id : Long</text:p>
          <text:p text:style-name="P1">Civilité : String</text:p>
          <text:p text:style-name="P1">Nom : String</text:p>
          <text:p text:style-name="P1">Prénom :String</text:p>
          <text:p text:style-name="P1">Email : String</text:p>
          <text:p text:style-name="P1">Date de Naissance : Date</text:p>
          <text:p text:style-name="P1">Public : boolea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731cm" svg:height="5.334cm" svg:x="3.921cm" svg:y="13.827cm">
          <text:p text:style-name="P1"><text:span text:style-name="T1">Adresse</text:span></text:p>
          <text:p text:style-name="P1">Id : Long</text:p>
          <text:p text:style-name="P1">Rue : String</text:p>
          <text:p text:style-name="P1">Code postale : String</text:p>
          <text:p text:style-name="P1">Ville : String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286cm" svg:y1="10.144cm" svg:x2="7.286cm" svg:y2="13.827cm" draw:start-shape="id1" draw:start-glue-point="2" draw:end-shape="id2" draw:end-glue-point="0" svg:d="M7286 10144v3683" svg:viewBox="0 0 1 3684">
          <text:p/>
        </draw:connector>
        <draw:custom-shape draw:style-name="gr4" draw:text-style-name="P2" xml:id="id3" draw:id="id3" draw:layer="layout" svg:width="7.112cm" svg:height="3.302cm" svg:x="17.129cm" svg:y="5.445cm">
          <text:p text:style-name="P2"><text:span text:style-name="T1">Parts</text:span></text:p>
          <text:p text:style-name="P2">Id : Long</text:p>
          <text:p text:style-name="P2">Nombre : int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0.033cm" svg:height="8.382cm" svg:x="15.684cm" svg:y="11.287cm">
          <text:p text:style-name="P2"><text:span text:style-name="T1">Paiement_infos</text:span></text:p>
          <text:p text:style-name="P2">Id : Long</text:p>
          <text:p text:style-name="P2">Montant_paiement : int</text:p>
          <text:p text:style-name="P2">Status_paiement : String</text:p>
          <text:p text:style-name="P2">Date_paiement : Date</text:p>
          <text:p text:style-name="P2">Methode_paiement : String</text:p>
          <text:p text:style-name="P2">Description : String</text:p>
          <text:p text:style-name="P2">Additional_fee : String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922cm" svg:y1="7.096cm" svg:x2="17.129cm" svg:y2="7.096cm" draw:start-shape="id1" draw:start-glue-point="1" draw:end-shape="id3" draw:end-glue-point="3" svg:d="M11922 7096h5207" svg:viewBox="0 0 5208 1">
          <text:p/>
        </draw:connector>
        <draw:connector draw:style-name="gr3" draw:text-style-name="P2" draw:layer="layout" svg:x1="20.685cm" svg:y1="8.747cm" svg:x2="20.7cm" svg:y2="11.287cm" draw:start-shape="id3" draw:start-glue-point="2" draw:end-shape="id4" svg:d="M20685 8747v1270h15v1270" svg:viewBox="0 0 16 2541">
          <text:p/>
        </draw:connector>
        <draw:frame draw:style-name="gr6" draw:text-style-name="P3" draw:layer="layout" svg:width="1.905cm" svg:height="1.397cm" svg:x="7.096cm" svg:y="12.938cm">
          <draw:text-box>
            <text:p>1</text:p>
          </draw:text-box>
        </draw:frame>
        <draw:frame draw:style-name="gr6" draw:text-style-name="P3" draw:layer="layout" svg:width="1.905cm" svg:height="1.397cm" svg:x="7.096cm" svg:y="10.271cm">
          <draw:text-box>
            <text:p>1</text:p>
          </draw:text-box>
        </draw:frame>
        <draw:frame draw:style-name="gr6" draw:text-style-name="P3" draw:layer="layout" svg:width="1.905cm" svg:height="1.397cm" svg:x="20.558cm" svg:y="10.525cm">
          <draw:text-box>
            <text:p>1</text:p>
          </draw:text-box>
        </draw:frame>
        <draw:frame draw:style-name="gr6" draw:text-style-name="P3" draw:layer="layout" svg:width="1.905cm" svg:height="1.397cm" svg:x="20.558cm" svg:y="8.747cm">
          <draw:text-box>
            <text:p>1</text:p>
          </draw:text-box>
        </draw:frame>
        <draw:frame draw:style-name="gr6" draw:text-style-name="P3" draw:layer="layout" svg:width="1.905cm" svg:height="1.397cm" svg:x="11.795cm" svg:y="6.207cm">
          <draw:text-box>
            <text:p>1</text:p>
          </draw:text-box>
        </draw:frame>
        <draw:frame draw:style-name="gr6" draw:text-style-name="P3" draw:layer="layout" svg:width="1.905cm" svg:height="1.397cm" svg:x="16.494cm" svg:y="6.207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626cm" fo:page-height="21.5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9:10:33.388924942</meta:creation-date>
    <dc:date>2023-02-20T19:34:42.782836517</dc:date>
    <meta:editing-duration>PT11M12S</meta:editing-duration>
    <meta:editing-cycles>3</meta:editing-cycles>
    <meta:generator>LibreOffice/6.4.7.2$Linux_X86_64 LibreOffice_project/40$Build-2</meta:generator>
    <meta:document-statistic meta:object-count="13"/>
  </office:meta>
</office:document-meta>
</file>